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0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1.874cm" style:use-optimal-column-width="false"/>
    </style:style>
    <style:style style:name="co2" style:family="table-column">
      <style:table-column-properties style:column-width="1.882cm" style:use-optimal-column-width="false"/>
    </style:style>
    <style:style style:name="ro1" style:family="table-row">
      <style:table-row-properties style:row-height="1.869cm"/>
    </style:style>
    <style:style style:name="ro2" style:family="table-row">
      <style:table-row-properties style:row-height="1.912cm"/>
    </style:style>
    <style:style style:name="ro3" style:family="table-row">
      <style:table-row-properties style:row-height="1.874cm"/>
    </style:style>
    <style:style style:name="ce1" style:family="table-cell">
      <style:graphic-properties draw:fill="solid" draw:fill-color="#80808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3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</style:style>
    <style:style style:name="ce4" style:family="table-cell">
      <style:graphic-properties draw:fill="solid" draw:fill-color="#008000" style:repeat="repeat" fo:padding-top="0.1cm" fo:padding-bottom="0.1cm" fo:padding-left="0.1cm" fo:padding-right="0.1cm"/>
      <style:paragraph-properties fo:border="0.001cm solid #000000"/>
    </style:style>
    <style:style style:name="ce5" style:family="table-cell">
      <style:graphic-properties draw:fill="solid" draw:fill-color="#ffff00" style:repeat="repeat" fo:padding-top="0.1cm" fo:padding-bottom="0.1cm" fo:padding-left="0.1cm" fo:padding-right="0.1cm"/>
      <style:paragraph-properties fo:border="0.001cm solid #000000"/>
    </style:style>
    <style:style style:name="ce6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7" style:family="table-cell">
      <style:graphic-properties draw:fill="solid" draw:fill-color="#000080" style:repeat="repeat" fo:padding-top="0.1cm" fo:padding-bottom="0.1cm" fo:padding-left="0.1cm" fo:padding-right="0.1cm"/>
      <style:paragraph-properties fo:border="0.001cm solid #000000"/>
    </style:style>
    <style:style style:name="ce8" style:family="table-cell">
      <style:graphic-properties draw:fill="solid" draw:fill-color="#800000" style:repeat="repeat" fo:padding-top="0.1cm" fo:padding-bottom="0.1cm" fo:padding-left="0.1cm" fo:padding-right="0.1cm"/>
      <style:paragraph-properties fo:border="0.001cm solid #000000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an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zeilenweises Scannen der Matri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1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hellgrau = keine Veränderung</text:p>
            <text:p/>
            <text:p>grün = verschw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2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6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gelb = Zivilist aufgeta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3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 table:style-name="ce1"/>
              <table:table-cell table:style-name="ce2"/>
              <table:table-cell table:style-name="ce2"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8"/>
              <table:table-cell table:style-name="ce3"/>
              <table:table-cell table:style-name="ce1"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rot = Krimineller aufgetaucht</text:p>
            <text:p/>
            <text:p>blau = Polizist aufgeta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3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Bewegungsrekonstruktio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running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Bewegungsrekonstruktio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 table:style-name="ce3"/>
              <table:table-cell table:style-name="ce4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7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 table:style-name="ce3"/>
              <table:table-cell table:style-name="ce3"/>
              <table:table-cell table:style-name="ce3"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 table:style-name="ce2"/>
              <table:table-cell/>
              <table:table-cell/>
            </table:table-row>
            <table:table-row table:style-name="ro1" table:default-cell-style-name="ce3">
              <table:table-cell table:style-name="ce2"/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8"/>
            </table:table-row>
            <table:table-row table:style-name="ro1" table:default-cell-style-name="ce2">
              <table:table-cell/>
              <table:table-cell table:style-name="ce4"/>
              <table:table-cell table:style-name="ce8"/>
              <table:table-cell table:style-name="ce3"/>
              <table:table-cell/>
              <table:table-cell/>
              <table:table-cell table:style-name="ce3"/>
              <table:table-cell table:style-name="ce4"/>
            </table:table-row>
            <table:table-row table:style-name="ro3" table:default-cell-style-name="ce2"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für jedes Feld auf denen Personen aufgetaucht sind, werden die umliegenden Felder nach Verschwinden abgesucht um die stattgefundene Bewegung zu rekonstru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Bewegungsrekonstruktio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 table:style-name="ce3"/>
              <table:table-cell table:style-name="ce4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3"/>
              <table:table-cell table:style-name="ce3"/>
              <table:table-cell table:style-name="ce7"/>
              <table: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 table:style-name="ce9"/>
              <table:table-cell/>
              <table:table-cell/>
            </table:table-row>
            <table:table-row table:style-name="ro1" table:default-cell-style-name="ce3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 table:style-name="ce3"/>
              <table:table-cell/>
              <table:table-cell/>
              <table:table-cell table:style-name="ce3"/>
              <table:table-cell table:style-name="ce4"/>
            </table:table-row>
            <table:table-row table:style-name="ro3" table:default-cell-style-name="ce9">
              <table:table-cell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1.9cm" svg:y="11.8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draw:transform="rotate (-0.785398163398487) translate (9.061cm 11.732cm)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evant movements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Relevante Bewegunge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2"/>
              <table:table-cell table:style-name="ce2"/>
              <table:table-cell table:style-name="ce7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 table:style-name="ce2"/>
              <table:table-cell/>
              <table:table-cell/>
              <table:table-cell table:style-name="ce2"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9.599cm" svg:height="15.086cm" svg:x="17.001cm" svg:y="4.914cm" presentation:class="outline" presentation:user-transformed="true">
          <draw:text-box>
            <text:p/>
          </draw:text-box>
        </draw:frame>
        <draw:frame presentation:style-name="pr2" draw:layer="layout" svg:width="9.6cm" svg:height="15.086cm" svg:x="17cm" svg:y="4.914cm" presentation:class="outline" presentation:user-transformed="true">
          <draw:text-box>
            <text:p>Bewegungen von Zivilisten sind zur Bestimmung von Schlüsselerignissen uninteressan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ucial event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Schlüsselerignis feststelle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 table:style-name="ce9"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6"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6">
              <table:table-cell table:style-name="ce9"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9.599cm" svg:height="15.086cm" svg:x="17cm" svg:y="4.914cm" presentation:class="outline" presentation:user-transformed="true">
          <draw:text-box>
            <text:p>für jeden Kriminellen wird in Richtung der Bewegung nach sich entgegengesetzt bewegenden Polizisten ges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3T20:05:39.03</meta:creation-date>
    <meta:editing-duration>PT00H54M07S</meta:editing-duration>
    <meta:editing-cycles>6</meta:editing-cycles>
    <dc:date>2011-01-03T22:34:08.26</dc:date>
    <meta:generator>OpenOffice.org/3.2$Win32 OpenOffice.org_project/320m18$Build-9502</meta:generator>
    <meta:document-statistic meta:object-count="80"/>
  </office:meta>
</office:document-meta>
</file>